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0.9cm" fo:min-width="0.1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9cm" fo:min-width="0.1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vertical-align="middle" draw:auto-grow-height="false" fo:min-height="8.28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468cm"/>
      <style:paragraph-properties style:writing-mode="lr-tb"/>
    </style:style>
    <style:style style:name="gr8" style:family="graphic" style:parent-style-name="standard">
      <style:graphic-properties svg:stroke-color="#808080" draw:fill-color="#ffffff" draw:textarea-horizontal-align="justify" draw:textarea-vertical-align="middle" draw:auto-grow-height="false" fo:min-height="2.727cm" fo:min-width="2.6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355cm" draw:marker-end-width="0.355cm" draw:fill="solid" draw:fill-color="#dcdcdc" draw:textarea-horizontal-align="justify" draw:textarea-vertical-align="middle" draw:auto-grow-height="false" fo:min-height="2.7cm" fo:min-width="0.2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4cm" fo:min-width="2.5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2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14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0.7cm" svg:height="1.2cm" svg:x="4.4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cm" svg:height="1.2cm" svg:x="4.4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cm" svg:y1="6cm" svg:x2="13.7cm" svg:y2="4.8cm">
          <text:p/>
        </draw:line>
        <draw:custom-shape draw:style-name="gr6" draw:text-style-name="P6" draw:layer="layout" svg:width="0.9cm" svg:height="9cm" svg:x="5.2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6" draw:layer="layout" svg:x1="6.2cm" svg:y1="6.1cm" svg:x2="9.6cm" svg:y2="6.3cm">
          <text:p/>
        </draw:line>
        <draw:custom-shape draw:style-name="gr4" draw:text-style-name="P5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2cm" svg:x="17.2cm" svg:y="6.8cm">
          <text:p text:style-name="P2"><text:span text:style-name="T1">Classes</text:span><text:span text:style-name="T1"><text:line-break/></text:span><text:span text:style-name="T1">auto n°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2cm" svg:x="17.2cm" svg:y="8.1cm">
          <text:p text:style-name="P2"><text:span text:style-name="T1">Classes</text:span><text:span text:style-name="T1"><text:line-break/></text:span><text:span text:style-name="T1">auto n°6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2cm" svg:x="17.2cm" svg:y="9.4cm">
          <text:p text:style-name="P2"><text:span text:style-name="T1">Classes</text:span><text:span text:style-name="T1"><text:line-break/></text:span><text:span text:style-name="T1">auto n°7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968cm" svg:height="0.839cm" svg:x="5.7cm" svg:y="1.761cm">
          <draw:text-box>
            <text:p><text:span text:style-name="T1">Classes manuelles</text:span></text:p>
          </draw:text-box>
        </draw:frame>
        <draw:custom-shape draw:style-name="gr8" draw:text-style-name="P8" draw:layer="layout" svg:width="3.9cm" svg:height="3.7cm" svg:x="9.762cm" svg:y="4.36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7" draw:layer="layout" svg:width="5.417cm" svg:height="0.9cm" svg:x="8.946cm" svg:y="3.461cm">
          <draw:text-box>
            <text:p><text:span text:style-name="T1">Matrice de confusion</text:span></text:p>
          </draw:text-box>
        </draw:frame>
        <draw:custom-shape draw:style-name="gr10" draw:text-style-name="P1" draw:layer="layout" svg:width="0.8cm" svg:height="3cm" svg:x="9.73cm" svg:y="5.0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cm" svg:height="9cm" svg:x="16.2cm" svg:y="1.6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5" draw:layer="layout" svg:width="3.1cm" svg:height="0.7cm" svg:x="10.53cm" svg:y="4.353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739cm" svg:height="0.839cm" svg:x="11cm" svg:y="2.061cm">
          <draw:text-box>
            <text:p><text:span text:style-name="T1">Classes automatiques</text:span></text:p>
          </draw:text-box>
        </draw:frame>
        <draw:frame draw:style-name="gr13" draw:text-style-name="P7" draw:layer="layout" svg:width="5.417cm" svg:height="2.015cm" svg:x="10.6cm" svg:y="8.585cm">
          <draw:text-box>
            <text:p><text:span text:style-name="T1">Métriques (rappel, précision, erreur globale, ...)</text:span></text:p>
          </draw:text-box>
        </draw:frame>
        <draw:custom-shape draw:style-name="gr14" draw:text-style-name="P9" draw:layer="layout" svg:width="3.4cm" svg:height="3cm" svg:x="9.3cm" svg:y="7.1cm">
          <text:p/>
          <draw:enhanced-geometry svg:viewBox="0 0 21600 21600" draw:mirror-vertical="false" draw:text-areas="0 0 21600 21600" draw:type="circular-arrow" draw:modifiers="-81.9304782475181 -26.1712065935831 6584.740345646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31:49.874007745</dc:date>
    <meta:editing-duration>PT1H30M57S</meta:editing-duration>
    <meta:editing-cycles>9</meta:editing-cycles>
    <meta:generator>LibreOffice/6.4.0.3$MacOSX_X86_64 LibreOffice_project/b0a288ab3d2d4774cb44b62f04d5d28733ac6df8</meta:generator>
    <meta:document-statistic meta:object-count="27"/>
  </office:meta>
</office:document-meta>
</file>